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3.557cm"/>
    </style:style>
    <style:style style:name="co3" style:family="table-column">
      <style:table-column-properties fo:break-before="auto" style:column-width="6.458cm"/>
    </style:style>
    <style:style style:name="co4" style:family="table-column">
      <style:table-column-properties fo:break-before="auto" style:column-width="10.308cm"/>
    </style:style>
    <style:style style:name="co5" style:family="table-column">
      <style:table-column-properties fo:break-before="auto" style:column-width="8.1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IOE_list_forSIC2007lin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NAICS_4digit</text:p>
          </table:table-cell>
          <table:table-cell office:value-type="string" calcext:value-type="string">
            <text:p>IndustryTitleFromAIEO</text:p>
          </table:table-cell>
          <table:table-cell office:value-type="string" calcext:value-type="string">
            <text:p>SIC_2DIGIT_NAME</text:p>
          </table:table-cell>
          <table:table-cell office:value-type="string" calcext:value-type="string">
            <text:p>SIC_3DIGIT_NAME</text:p>
          </table:table-cell>
          <table:table-cell office:value-type="string" calcext:value-type="string">
            <text:p>SIC_4DIGIT_NAME</text:p>
          </table:table-cell>
          <table:table-cell office:value-type="string" calcext:value-type="string">
            <text:p>SIC_5DIGIT_NAME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string" calcext:value-type="string">
            <text:p>Logging</text:p>
          </table:table-cell>
          <table:table-cell/>
          <table:table-cell office:value-type="string" calcext:value-type="string">
            <text:p>022 : Logg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string" calcext:value-type="string">
            <text:p>Support Activities for Crop Production</text:p>
          </table:table-cell>
          <table:table-cell table:number-columns-repeated="2"/>
          <table:table-cell office:value-type="string" calcext:value-type="string">
            <text:p>0161 : Support activities for crop production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string" calcext:value-type="string">
            <text:p>Support Activities for Animal Production</text:p>
          </table:table-cell>
          <table:table-cell table:number-columns-repeated="2"/>
          <table:table-cell office:value-type="string" calcext:value-type="string">
            <text:p>0162 : Support activities for animal production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Oil and Gas Extraction</text:p>
          </table:table-cell>
          <table:table-cell office:value-type="string" calcext:value-type="string">
            <text:p>06 : Extraction of crude petroleum and natural ga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Coal Mining</text:p>
          </table:table-cell>
          <table:table-cell office:value-type="string" calcext:value-type="string">
            <text:p>05 : Mining of coal and ligni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Metal Ore Mining</text:p>
          </table:table-cell>
          <table:table-cell office:value-type="string" calcext:value-type="string">
            <text:p>07 : Mining of metal or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Nonmetallic Mineral Mining and Quarrying</text:p>
          </table:table-cell>
          <table:table-cell office:value-type="string" calcext:value-type="string">
            <text:p>08 : Other mining and quarry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Support Activities for Mining</text:p>
          </table:table-cell>
          <table:table-cell office:value-type="string" calcext:value-type="string">
            <text:p>09 : Mining support service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string" calcext:value-type="string">
            <text:p>Electric Power Generation, Transmission and Distribution</text:p>
          </table:table-cell>
          <table:table-cell/>
          <table:table-cell office:value-type="string" calcext:value-type="string">
            <text:p>351 : Electric power generation, transmission and distribu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string" calcext:value-type="string">
            <text:p>Natural Gas Distribution</text:p>
          </table:table-cell>
          <table:table-cell/>
          <table:table-cell office:value-type="string" calcext:value-type="string">
            <text:p>352 : Manufacture of gas; distribution of gaseous fuels through mai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Water, Sewage and Other Systems</text:p>
          </table:table-cell>
          <table:table-cell office:value-type="string" calcext:value-type="string">
            <text:p>36 : Water collection, treatment and suppl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string" calcext:value-type="string">
            <text:p>Residential Building Construction</text:p>
          </table:table-cell>
          <table:table-cell table:number-columns-repeated="3"/>
          <table:table-cell office:value-type="string" calcext:value-type="string">
            <text:p>41202 : Construction of domestic buildings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string" calcext:value-type="string">
            <text:p>Nonresidential Building Construction</text:p>
          </table:table-cell>
          <table:table-cell table:number-columns-repeated="3"/>
          <table:table-cell office:value-type="string" calcext:value-type="string">
            <text:p>41201 : Construction of commercial buildings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tility System Construction</text:p>
          </table:table-cell>
          <table:table-cell/>
          <table:table-cell office:value-type="string" calcext:value-type="string">
            <text:p>422 : Construction of utility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string" calcext:value-type="string">
            <text:p>Land Subdivision</text:p>
          </table:table-cell>
          <table:table-cell/>
          <table:table-cell office:value-type="string" calcext:value-type="string">
            <text:p>431 : Demolition and site prepar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string" calcext:value-type="string">
            <text:p>Highway, Street, and Bridge Construction</text:p>
          </table:table-cell>
          <table:table-cell/>
          <table:table-cell office:value-type="string" calcext:value-type="string">
            <text:p>421 : Construction of roads and railwa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string" calcext:value-type="string">
            <text:p>Other Heavy and Civil Engineering Construction</text:p>
          </table:table-cell>
          <table:table-cell/>
          <table:table-cell office:value-type="string" calcext:value-type="string">
            <text:p>429 : Construction of other civil engineering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office:value-type="string" calcext:value-type="string">
            <text:p>Foundation, Structure, and Building Exterior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Building Equipment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string" calcext:value-type="string">
            <text:p>Building Finishing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string" calcext:value-type="string">
            <text:p>Other Specialty Trade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Animal Food Manufacturing</text:p>
          </table:table-cell>
          <table:table-cell/>
          <table:table-cell office:value-type="string" calcext:value-type="string">
            <text:p>109 : Manufacture of prepared animal fee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office:value-type="string" calcext:value-type="string">
            <text:p>Grain and Oilseed Milling</text:p>
          </table:table-cell>
          <table:table-cell/>
          <table:table-cell office:value-type="string" calcext:value-type="string">
            <text:p>104 : Manufacture of vegetable and animal oils and f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string" calcext:value-type="string">
            <text:p>Sugar and Confectionery Product Manufacturing</text:p>
          </table:table-cell>
          <table:table-cell table:number-columns-repeated="2"/>
          <table:table-cell office:value-type="string" calcext:value-type="string">
            <text:p>1082 : Manufacture of cocoa, chocolate and sugar confectionery</text:p>
          </table:table-cell>
          <table:table-cell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string" calcext:value-type="string">
            <text:p>Fruit and Vegetable Preserving and Specialty Food Manufacturing</text:p>
          </table:table-cell>
          <table:table-cell/>
          <table:table-cell office:value-type="string" calcext:value-type="string">
            <text:p>103 : Processing and preserving of fruit and vegetab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string" calcext:value-type="string">
            <text:p>Dairy Product Manufacturing</text:p>
          </table:table-cell>
          <table:table-cell/>
          <table:table-cell office:value-type="string" calcext:value-type="string">
            <text:p>105 : Manufacture of dairy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string" calcext:value-type="string">
            <text:p>Animal Slaughtering and Processing</text:p>
          </table:table-cell>
          <table:table-cell/>
          <table:table-cell office:value-type="string" calcext:value-type="string">
            <text:p>101 : Processing and preserving of meat and production of meat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Seafood Product Preparation and Packaging</text:p>
          </table:table-cell>
          <table:table-cell/>
          <table:table-cell office:value-type="string" calcext:value-type="string">
            <text:p>102 : Processing and preserving of fish, crustaceans and mollus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string" calcext:value-type="string">
            <text:p>Bakeries and Tortilla Manufacturing</text:p>
          </table:table-cell>
          <table:table-cell/>
          <table:table-cell office:value-type="string" calcext:value-type="string">
            <text:p>107 : Manufacture of bakery and farinaceou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string" calcext:value-type="string">
            <text:p>Other Food Manufacturing</text:p>
          </table:table-cell>
          <table:table-cell/>
          <table:table-cell office:value-type="string" calcext:value-type="string">
            <text:p>108 : Manufacture of other food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Beverage Manufacturing</text:p>
          </table:table-cell>
          <table:table-cell office:value-type="string" calcext:value-type="string">
            <text:p>11 : Manufacture of beverag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office:value-type="string" calcext:value-type="string">
            <text:p>Tobacco Manufacturing</text:p>
          </table:table-cell>
          <table:table-cell/>
          <table:table-cell office:value-type="string" calcext:value-type="string">
            <text:p>120 : Manufacture of tobacco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office:value-type="string" calcext:value-type="string">
            <text:p>Fiber, Yarn, and Thread Mills</text:p>
          </table:table-cell>
          <table:table-cell/>
          <table:table-cell office:value-type="string" calcext:value-type="string">
            <text:p>131 : Preparation and spinning of textile fib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office:value-type="string" calcext:value-type="string">
            <text:p>Fabric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Textile and Fabric Finishing and Fabric Coating Mills</text:p>
          </table:table-cell>
          <table:table-cell/>
          <table:table-cell office:value-type="string" calcext:value-type="string">
            <text:p>133 : Finishing of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office:value-type="string" calcext:value-type="string">
            <text:p>Textile Furnishings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string" calcext:value-type="string">
            <text:p>Other Textile Product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string" calcext:value-type="string">
            <text:p>Apparel Knitting Mills</text:p>
          </table:table-cell>
          <table:table-cell/>
          <table:table-cell office:value-type="string" calcext:value-type="string">
            <text:p>143 : Manufacture of knitted and crocheted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string" calcext:value-type="string">
            <text:p>Cut and Sew Apparel Manufacturing</text:p>
          </table:table-cell>
          <table:table-cell/>
          <table:table-cell office:value-type="string" calcext:value-type="string">
            <text:p>141 : Manufacture of wearing apparel, except fur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office:value-type="string" calcext:value-type="string">
            <text:p>Apparel Accessories and Other Apparel Manufacturing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string" calcext:value-type="string">
            <text:p>Leather and Hide Tanning and Finish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string" calcext:value-type="string">
            <text:p>Footwear Manufacturing</text:p>
          </table:table-cell>
          <table:table-cell/>
          <table:table-cell office:value-type="string" calcext:value-type="string">
            <text:p>152 : Manufacture of footwe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Other Leather and Allied Product Manufactur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office:value-type="string" calcext:value-type="string">
            <text:p>Sawmills and Wood Preservation</text:p>
          </table:table-cell>
          <table:table-cell/>
          <table:table-cell office:value-type="string" calcext:value-type="string">
            <text:p>161 : Sawmilling and planing of woo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string" calcext:value-type="string">
            <text:p>Veneer, Plywood, and Engineered Wood Product Manufacturing</text:p>
          </table:table-cell>
          <table:table-cell table:number-columns-repeated="2"/>
          <table:table-cell office:value-type="string" calcext:value-type="string">
            <text:p>1621 : Manufacture of veneer sheets and wood-based panels</text:p>
          </table:table-cell>
          <table:table-cell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office:value-type="string" calcext:value-type="string">
            <text:p>Other Wood Product Manufacturing</text:p>
          </table:table-cell>
          <table:table-cell/>
          <table:table-cell office:value-type="string" calcext:value-type="string">
            <text:p>162 : Manufacture of products of wood, cork, straw and plaiting materi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string" calcext:value-type="string">
            <text:p>Pulp, Paper, and Paperboard Mills</text:p>
          </table:table-cell>
          <table:table-cell/>
          <table:table-cell office:value-type="string" calcext:value-type="string">
            <text:p>171 : Manufacture of pulp,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office:value-type="string" calcext:value-type="string">
            <text:p>Converted Paper Product Manufacturing</text:p>
          </table:table-cell>
          <table:table-cell/>
          <table:table-cell office:value-type="string" calcext:value-type="string">
            <text:p>172 : Manufacture of articles of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office:value-type="string" calcext:value-type="string">
            <text:p>Printing and Related Support Activities</text:p>
          </table:table-cell>
          <table:table-cell/>
          <table:table-cell office:value-type="string" calcext:value-type="string">
            <text:p>181 : Printing and service activities related to prin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office:value-type="string" calcext:value-type="string">
            <text:p>Petroleum and Coal Products Manufacturing</text:p>
          </table:table-cell>
          <table:table-cell/>
          <table:table-cell office:value-type="string" calcext:value-type="string">
            <text:p>192 : Manufacture of refined petroleum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5 and 3256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1, 3252, 3253, and 3259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office:value-type="string" calcext:value-type="string">
            <text:p>Pharmaceutical and Medicine Manufacturing</text:p>
          </table:table-cell>
          <table:table-cell/>
          <table:table-cell office:value-type="string" calcext:value-type="string">
            <text:p>211 : Manufacture of basic pharmaceutical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Plastics Product Manufacturing</text:p>
          </table:table-cell>
          <table:table-cell/>
          <table:table-cell office:value-type="string" calcext:value-type="string">
            <text:p>222 : Manufacture of plastic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office:value-type="string" calcext:value-type="string">
            <text:p>Rubber Product Manufacturing</text:p>
          </table:table-cell>
          <table:table-cell/>
          <table:table-cell office:value-type="string" calcext:value-type="string">
            <text:p>221 : Manufacture of rubber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string" calcext:value-type="string">
            <text:p>Nonmetallic Mineral Product Manufacturing</text:p>
          </table:table-cell>
          <table:table-cell office:value-type="string" calcext:value-type="string">
            <text:p>23 : Manufacture of other non-metallic miner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office:value-type="string" calcext:value-type="string">
            <text:p>Iron and Steel Mills and Ferroalloy Manufacturing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string" calcext:value-type="string">
            <text:p>Steel Product Manufacturing from Purchased Steel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office:value-type="string" calcext:value-type="string">
            <text:p>Alumina and Aluminum Production and Processing</text:p>
          </table:table-cell>
          <table:table-cell table:number-columns-repeated="2"/>
          <table:table-cell office:value-type="string" calcext:value-type="string">
            <text:p>2442 : Aluminium production</text:p>
          </table:table-cell>
          <table:table-cell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string" calcext:value-type="string">
            <text:p>Nonferrous Metal (except Aluminum) Production and Processing</text:p>
          </table:table-cell>
          <table:table-cell/>
          <table:table-cell office:value-type="string" calcext:value-type="string">
            <text:p>244 : Manufacture of basic precious and other non-ferrous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office:value-type="string" calcext:value-type="string">
            <text:p>Foundries</text:p>
          </table:table-cell>
          <table:table-cell/>
          <table:table-cell office:value-type="string" calcext:value-type="string">
            <text:p>245 : Casting of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3 and 3324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1, 3322, 3325, 3326, and 3329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string" calcext:value-type="string">
            <text:p>Machine Shops; Turned Product; and Screw, Nut, and Bolt Manufacturing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office:value-type="string" calcext:value-type="string">
            <text:p>Coating, Engraving, Heat Treating, and Allied Activities</text:p>
          </table:table-cell>
          <table:table-cell table:number-columns-repeated="2"/>
          <table:table-cell office:value-type="string" calcext:value-type="string">
            <text:p>2561 : Treatment and coating of metals</text:p>
          </table:table-cell>
          <table:table-cell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string" calcext:value-type="string">
            <text:p>Machinery Manufacturing (3331, 3332, 3334, and 3339 only)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office:value-type="string" calcext:value-type="string">
            <text:p>Commercial and Service Industry Machinery Manufacturing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Metalworking Machinery Manufacturing</text:p>
          </table:table-cell>
          <table:table-cell table:number-columns-repeated="2"/>
          <table:table-cell office:value-type="string" calcext:value-type="string">
            <text:p>2841 : Manufacture of metal forming machinery</text:p>
          </table:table-cell>
          <table:table-cell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Engine, Turbine, and Power Transmission Equipment Manufacturing</text:p>
          </table:table-cell>
          <table:table-cell table:number-columns-repeated="2"/>
          <table:table-cell office:value-type="string" calcext:value-type="string">
            <text:p>2811 : Manufacture of engines and turbines, except aircraft, vehicle and cycle engines</text:p>
          </table:table-cell>
          <table:table-cell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office:value-type="string" calcext:value-type="string">
            <text:p>Computer and Peripheral Equipment Manufacturing</text:p>
          </table:table-cell>
          <table:table-cell/>
          <table:table-cell office:value-type="string" calcext:value-type="string">
            <text:p>262 : Manufacture of computers and peripher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string" calcext:value-type="string">
            <text:p>Communications Equipment Manufacturing</text:p>
          </table:table-cell>
          <table:table-cell/>
          <table:table-cell office:value-type="string" calcext:value-type="string">
            <text:p>263 : Manufacture of communication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office:value-type="string" calcext:value-type="string">
            <text:p>Audio and Video Equipment Manufacturing</text:p>
          </table:table-cell>
          <table:table-cell/>
          <table:table-cell office:value-type="string" calcext:value-type="string">
            <text:p>264 : Manufacture of consumer electroni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office:value-type="string" calcext:value-type="string">
            <text:p>Semiconductor and Other Electronic Component Manufacturing</text:p>
          </table:table-cell>
          <table:table-cell/>
          <table:table-cell office:value-type="string" calcext:value-type="string">
            <text:p>261 : Manufacture of electronic components and boar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string" calcext:value-type="string">
            <text:p>Navigational, Measuring, Electromedical, and Control Instruments Manufacturing</text:p>
          </table:table-cell>
          <table:table-cell/>
          <table:table-cell office:value-type="string" calcext:value-type="string">
            <text:p>265 : Manufacture of instruments and appliances for measuring, testing and navigation; watches and cloc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string" calcext:value-type="string">
            <text:p>Manufacturing and Reproducing Magnetic and Optical Media</text:p>
          </table:table-cell>
          <table:table-cell/>
          <table:table-cell office:value-type="string" calcext:value-type="string">
            <text:p>182 : Reproduction of recorded med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string" calcext:value-type="string">
            <text:p>Electric Lighting Equipment Manufacturing</text:p>
          </table:table-cell>
          <table:table-cell/>
          <table:table-cell office:value-type="string" calcext:value-type="string">
            <text:p>274 : Manufacture of electric lighting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office:value-type="string" calcext:value-type="string">
            <text:p>Household Appliance Manufacturing</text:p>
          </table:table-cell>
          <table:table-cell/>
          <table:table-cell office:value-type="string" calcext:value-type="string">
            <text:p>275 : Manufacture of domestic applian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string" calcext:value-type="string">
            <text:p>Electrical Equipment Manufacturing</text:p>
          </table:table-cell>
          <table:table-cell/>
          <table:table-cell office:value-type="string" calcext:value-type="string">
            <text:p>271 : Manufacture of electric motors, generators, transformers and electricity distribution and control appar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string" calcext:value-type="string">
            <text:p>Other Electrical Equipment and Component Manufacturing</text:p>
          </table:table-cell>
          <table:table-cell/>
          <table:table-cell office:value-type="string" calcext:value-type="string">
            <text:p>279 : Manufacture of other electric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Motor Vehicle Manufacturing</text:p>
          </table:table-cell>
          <table:table-cell/>
          <table:table-cell office:value-type="string" calcext:value-type="string">
            <text:p>291 : Manufacture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Motor Vehicle Body and Trailer Manufacturing</text:p>
          </table:table-cell>
          <table:table-cell/>
          <table:table-cell office:value-type="string" calcext:value-type="string">
            <text:p>292 : Manufacture of bodies (coachwork) for motor vehicles; manufacture of trailers and semitrail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office:value-type="string" calcext:value-type="string">
            <text:p>Motor Vehicle Parts Manufacturing</text:p>
          </table:table-cell>
          <table:table-cell/>
          <table:table-cell office:value-type="string" calcext:value-type="string">
            <text:p>293 : Manufacture of parts and accessories for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string" calcext:value-type="string">
            <text:p>Aerospace Product and Parts Manufacturing</text:p>
          </table:table-cell>
          <table:table-cell/>
          <table:table-cell office:value-type="string" calcext:value-type="string">
            <text:p>303 : Manufacture of air and spacecraft and related machine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office:value-type="string" calcext:value-type="string">
            <text:p>Railroad Rolling Stock Manufacturing</text:p>
          </table:table-cell>
          <table:table-cell/>
          <table:table-cell office:value-type="string" calcext:value-type="string">
            <text:p>302 : Manufacture of railway locomotives and rolling sto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office:value-type="string" calcext:value-type="string">
            <text:p>Ship and Boat Building</text:p>
          </table:table-cell>
          <table:table-cell/>
          <table:table-cell office:value-type="string" calcext:value-type="string">
            <text:p>301 : Building of ships and bo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string" calcext:value-type="string">
            <text:p>Other Transportation Equipment Manufacturing</text:p>
          </table:table-cell>
          <table:table-cell/>
          <table:table-cell office:value-type="string" calcext:value-type="string">
            <text:p>309 : Manufacture of transport equipment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Furniture and Related Product Manufacturing (3371 and 3372 only)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office:value-type="string" calcext:value-type="string">
            <text:p>Other Furniture Related Product Manufacturing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string" calcext:value-type="string">
            <text:p>Medical Equipment and Supplies Manufacturing</text:p>
          </table:table-cell>
          <table:table-cell/>
          <table:table-cell office:value-type="string" calcext:value-type="string">
            <text:p>325 : Manufacture of medical and dental instruments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Other Miscellaneous Manufacturing</text:p>
          </table:table-cell>
          <table:table-cell/>
          <table:table-cell office:value-type="string" calcext:value-type="string">
            <text:p>329 : Other manufactu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Merchant Wholesalers, Durable Goods (4232, 4233, 4235, 4236, 4237, and 4239 only)</text:p>
          </table:table-cell>
          <table:table-cell/>
          <table:table-cell office:value-type="string" calcext:value-type="string">
            <text:p>464 : Wholesale of household go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string" calcext:value-type="string">
            <text:p>Motor Vehicle and Motor Vehicle Parts and Supplies Merchant Wholesalers</text:p>
          </table:table-cell>
          <table:table-cell table:number-columns-repeated="2"/>
          <table:table-cell office:value-type="string" calcext:value-type="string">
            <text:p>4531 : Wholesale trade of motor vehicle parts and accessories</text:p>
          </table:table-cell>
          <table:table-cell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string" calcext:value-type="string">
            <text:p>Professional and Commercial Equipment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office:value-type="string" calcext:value-type="string">
            <text:p>Machinery, Equipment,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4 and 4248 only)</text:p>
          </table:table-cell>
          <table:table-cell/>
          <table:table-cell office:value-type="string" calcext:value-type="string">
            <text:p>463 : Wholesale of food, beverages and tobacc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1, 4247, and 4249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2 and 4246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office:value-type="string" calcext:value-type="string">
            <text:p>Apparel, Piece Goods, and Notions Merchant Wholesalers</text:p>
          </table:table-cell>
          <table:table-cell table:number-columns-repeated="2"/>
          <table:table-cell office:value-type="string" calcext:value-type="string">
            <text:p>4641 : Wholesale of textiles</text:p>
          </table:table-cell>
          <table:table-cell/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office:value-type="string" calcext:value-type="string">
            <text:p>Farm Product Raw Material Merchant Wholesalers</text:p>
          </table:table-cell>
          <table:table-cell/>
          <table:table-cell office:value-type="string" calcext:value-type="string">
            <text:p>462 : Wholesale of agricultural raw materials and live anim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string" calcext:value-type="string">
            <text:p>Wholesale Electronic Markets and Agents and Brokers</text:p>
          </table:table-cell>
          <table:table-cell table:number-columns-repeated="2"/>
          <table:table-cell office:value-type="string" calcext:value-type="string">
            <text:p>4652 : Wholesale of electronic and telecommunications equipment and parts</text:p>
          </table:table-cell>
          <table:table-cell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string" calcext:value-type="string">
            <text:p>Automobile Dealers</text:p>
          </table:table-cell>
          <table:table-cell table:number-columns-repeated="2"/>
          <table:table-cell office:value-type="string" calcext:value-type="string">
            <text:p>4511 : Sale of cars and light motor vehicles</text:p>
          </table:table-cell>
          <table:table-cell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office:value-type="string" calcext:value-type="string">
            <text:p>Other Motor Vehicle Dealers</text:p>
          </table:table-cell>
          <table:table-cell table:number-columns-repeated="2"/>
          <table:table-cell office:value-type="string" calcext:value-type="string">
            <text:p>4519 : Sale of other motor vehicles</text:p>
          </table:table-cell>
          <table:table-cell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office:value-type="string" calcext:value-type="string">
            <text:p>Automotive Parts, Accessories, and Tire Stores</text:p>
          </table:table-cell>
          <table:table-cell/>
          <table:table-cell office:value-type="string" calcext:value-type="string">
            <text:p>453 : Sale of motor vehicle parts and accessor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string" calcext:value-type="string">
            <text:p>Furniture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office:value-type="string" calcext:value-type="string">
            <text:p>Home Furnishings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string" calcext:value-type="string">
            <text:p>Electronics and Appliance Stores</text:p>
          </table:table-cell>
          <table:table-cell/>
          <table:table-cell office:value-type="string" calcext:value-type="string">
            <text:p>474 : Retail sale of information and communication equipment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string" calcext:value-type="string">
            <text:p>Building Material and Supplies Dealers</text:p>
          </table:table-cell>
          <table:table-cell table:number-columns-repeated="2"/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office:value-type="string" calcext:value-type="string">
            <text:p>Lawn and Garden Equipment and Supplies Stores</text:p>
          </table:table-cell>
          <table:table-cell table:number-columns-repeated="2"/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Food and Beverage Stores (4451 and 4452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Beer, Wine, and Liquor Stores</text:p>
          </table:table-cell>
          <table:table-cell table:number-columns-repeated="2"/>
          <table:table-cell office:value-type="string" calcext:value-type="string">
            <text:p>4725 : Retail sale of beverages in specialised stores</text:p>
          </table:table-cell>
          <table:table-cell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string" calcext:value-type="string">
            <text:p>Health and Personal Care Stores</text:p>
          </table:table-cell>
          <table:table-cell table:number-columns-repeated="2"/>
          <table:table-cell office:value-type="string" calcext:value-type="string">
            <text:p>4773 : Dispensing chemist in specialised stores</text:p>
          </table:table-cell>
          <table:table-cell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string" calcext:value-type="string">
            <text:p>Gasoline Stations</text:p>
          </table:table-cell>
          <table:table-cell/>
          <table:table-cell office:value-type="string" calcext:value-type="string">
            <text:p>473 : Retail sale of automotive fuel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string" calcext:value-type="string">
            <text:p>Clothing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office:value-type="string" calcext:value-type="string">
            <text:p>Shoe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office:value-type="string" calcext:value-type="string">
            <text:p>Jewelry, Luggage, and Leather Goods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Sporting Goods, Hobby, and Musical Instrument Store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office:value-type="string" calcext:value-type="string">
            <text:p>Book Stores and News Dealer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string" calcext:value-type="string">
            <text:p>Miscellaneous Store Retailers (4532 and 4533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string" calcext:value-type="string">
            <text:p>Florists</text:p>
          </table:table-cell>
          <table:table-cell table:number-columns-repeated="2"/>
          <table:table-cell office:value-type="string" calcext:value-type="string">
            <text:p>4776 : Retail sale of flowers, plants, seeds, fertilisers, pet animals and pet food in specialised stores</text:p>
          </table:table-cell>
          <table:table-cell/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office:value-type="string" calcext:value-type="string">
            <text:p>Other Miscellaneous Store Retailer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string" calcext:value-type="string">
            <text:p>Electronic Shopping and Mail-Order Houses</text:p>
          </table:table-cell>
          <table:table-cell table:number-columns-repeated="2"/>
          <table:table-cell office:value-type="string" calcext:value-type="string">
            <text:p>4791 : Retail sale via mail order houses or via Internet</text:p>
          </table:table-cell>
          <table:table-cell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Vending Machine Operator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office:value-type="string" calcext:value-type="string">
            <text:p>Direct Selling Establishment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office:value-type="string" calcext:value-type="string">
            <text:p>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office:value-type="string" calcext:value-type="string">
            <text:p>Non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office:value-type="string" calcext:value-type="string">
            <text:p>Rail Transportation</text:p>
          </table:table-cell>
          <table:table-cell/>
          <table:table-cell office:value-type="string" calcext:value-type="string">
            <text:p>492 : Freight rail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office:value-type="string" calcext:value-type="string">
            <text:p>Deep Sea, Coastal, and Great Lakes Water Transportation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office:value-type="string" calcext:value-type="string">
            <text:p>Inland Water Transportation</text:p>
          </table:table-cell>
          <table:table-cell/>
          <table:table-cell office:value-type="string" calcext:value-type="string">
            <text:p>503 : Inland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string" calcext:value-type="string">
            <text:p>Truck Transportation</text:p>
          </table:table-cell>
          <table:table-cell/>
          <table:table-cell office:value-type="string" calcext:value-type="string">
            <text:p>494 : Freight transport by road and removal servi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office:value-type="string" calcext:value-type="string">
            <text:p>Urban Transit Systems</text:p>
          </table:table-cell>
          <table:table-cell table:number-columns-repeated="2"/>
          <table:table-cell office:value-type="string" calcext:value-type="string">
            <text:p>4931 : Urban and suburban passenger land transport</text:p>
          </table:table-cell>
          <table:table-cell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string" calcext:value-type="string">
            <text:p>Interurban and Rural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string" calcext:value-type="string">
            <text:p>Taxi and Limousine Service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string" calcext:value-type="string">
            <text:p>School and Employee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string" calcext:value-type="string">
            <text:p>Charter Bus Industry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string" calcext:value-type="string">
            <text:p>Other Transit and Ground Passenger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office:value-type="string" calcext:value-type="string">
            <text:p>Pipeline Transportation of Crude Oil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office:value-type="string" calcext:value-type="string">
            <text:p>Pipeline Transportation of Natural Gas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string" calcext:value-type="string">
            <text:p>Other Pipeline Transportation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office:value-type="string" calcext:value-type="string">
            <text:p>Scenic and Sightseeing Transportation, Land</text:p>
          </table:table-cell>
          <table:table-cell/>
          <table:table-cell office:value-type="string" calcext:value-type="string">
            <text:p>491 : Passenger rail transport, interurb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string" calcext:value-type="string">
            <text:p>Scenic and Sightseeing Transportation, Water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office:value-type="string" calcext:value-type="string">
            <text:p>Scenic and Sightseeing Transportation, Other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office:value-type="string" calcext:value-type="string">
            <text:p>Support Activities for Air Transportation</text:p>
          </table:table-cell>
          <table:table-cell table:number-columns-repeated="2"/>
          <table:table-cell office:value-type="string" calcext:value-type="string">
            <text:p>5223 : Service activities incidental to air transportation</text:p>
          </table:table-cell>
          <table:table-cell/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office:value-type="string" calcext:value-type="string">
            <text:p>Support Activities for Rail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office:value-type="string" calcext:value-type="string">
            <text:p>Support Activities for Water Transportation</text:p>
          </table:table-cell>
          <table:table-cell table:number-columns-repeated="2"/>
          <table:table-cell office:value-type="string" calcext:value-type="string">
            <text:p>5222 : Service activities incidental to water transportation</text:p>
          </table:table-cell>
          <table:table-cell/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office:value-type="string" calcext:value-type="string">
            <text:p>Support Activities for Road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string" calcext:value-type="string">
            <text:p>Freight Transportation Arrangement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string" calcext:value-type="string">
            <text:p>Other Support Activities for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string" calcext:value-type="string">
            <text:p>Postal Service (federal government)</text:p>
          </table:table-cell>
          <table:table-cell/>
          <table:table-cell office:value-type="string" calcext:value-type="string">
            <text:p>531 : Postal activities under universal service oblig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office:value-type="string" calcext:value-type="string">
            <text:p>Couriers and Express Delivery Services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office:value-type="string" calcext:value-type="string">
            <text:p>Local Messengers and Local Delivery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office:value-type="string" calcext:value-type="string">
            <text:p>Warehousing and Storage</text:p>
          </table:table-cell>
          <table:table-cell/>
          <table:table-cell office:value-type="string" calcext:value-type="string">
            <text:p>521 : Warehousing and sto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office:value-type="string" calcext:value-type="string">
            <text:p>Newspaper, Periodical, Book, and Directory Publishers</text:p>
          </table:table-cell>
          <table:table-cell/>
          <table:table-cell office:value-type="string" calcext:value-type="string">
            <text:p>581 : Publishing of books, periodicals and other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Software Publishers</text:p>
          </table:table-cell>
          <table:table-cell/>
          <table:table-cell office:value-type="string" calcext:value-type="string">
            <text:p>582 : Software publish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office:value-type="string" calcext:value-type="string">
            <text:p>Motion Picture and Video Industries</text:p>
          </table:table-cell>
          <table:table-cell/>
          <table:table-cell office:value-type="string" calcext:value-type="string">
            <text:p>591 : Motion picture, video and television programm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string" calcext:value-type="string">
            <text:p>Sound Recording Industries</text:p>
          </table:table-cell>
          <table:table-cell/>
          <table:table-cell office:value-type="string" calcext:value-type="string">
            <text:p>592 : Sound recording and music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string" calcext:value-type="string">
            <text:p>Radio and Television Broadcasting</text:p>
          </table:table-cell>
          <table:table-cell/>
          <table:table-cell office:value-type="string" calcext:value-type="string">
            <text:p>612 : Wireless telecommunications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string" calcext:value-type="string">
            <text:p>Cable and Other Subscription Programming</text:p>
          </table:table-cell>
          <table:table-cell/>
          <table:table-cell office:value-type="string" calcext:value-type="string">
            <text:p>602 : Television programming and broadcast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61 : Telecommunic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string" calcext:value-type="string">
            <text:p>Data Processing, Hosting, and Related Services</text:p>
          </table:table-cell>
          <table:table-cell/>
          <table:table-cell office:value-type="string" calcext:value-type="string">
            <text:p>631 : Data processing, hosting and related activities; web por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string" calcext:value-type="string">
            <text:p>Other Information Services</text:p>
          </table:table-cell>
          <table:table-cell/>
          <table:table-cell office:value-type="string" calcext:value-type="string">
            <text:p>639 : Other information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office:value-type="string" calcext:value-type="string">
            <text:p>Monetary Authorities-Central Bank</text:p>
          </table:table-cell>
          <table:table-cell table:number-columns-repeated="2"/>
          <table:table-cell office:value-type="string" calcext:value-type="string">
            <text:p>6411 : Central banking</text:p>
          </table:table-cell>
          <table:table-cell/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office:value-type="string" calcext:value-type="string">
            <text:p>Credit Intermediation and Related Activities (5221 And 5223 only)</text:p>
          </table:table-cell>
          <table:table-cell table:number-columns-repeated="2"/>
          <table:table-cell office:value-type="string" calcext:value-type="string">
            <text:p>6492 : Other credit granting</text:p>
          </table:table-cell>
          <table:table-cell/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office:value-type="string" calcext:value-type="string">
            <text:p>Nondepository Credit Intermediation</text:p>
          </table:table-cell>
          <table:table-cell table:number-columns-repeated="2"/>
          <table:table-cell office:value-type="string" calcext:value-type="string">
            <text:p>6492 : Other credit granting</text:p>
          </table:table-cell>
          <table:table-cell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Securities, Commodity Contracts, and Other Financial Investments and Related Activities</text:p>
          </table:table-cell>
          <table:table-cell/>
          <table:table-cell office:value-type="string" calcext:value-type="string">
            <text:p>649 : Other financial service activities, except insurance and pension fun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office:value-type="string" calcext:value-type="string">
            <text:p>Insurance Carriers</text:p>
          </table:table-cell>
          <table:table-cell/>
          <table:table-cell office:value-type="string" calcext:value-type="string">
            <text:p>651 : Insur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office:value-type="string" calcext:value-type="string">
            <text:p>Agencies, Brokerages, and Other Insurance Related Activities</text:p>
          </table:table-cell>
          <table:table-cell/>
          <table:table-cell office:value-type="string" calcext:value-type="string">
            <text:p>662 : Activities auxiliary to insurance and pension fun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office:value-type="string" calcext:value-type="string">
            <text:p>Insurance and Employee Benefit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office:value-type="string" calcext:value-type="string">
            <text:p>Other Investment Pools and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68 : Real estate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Rental and Leasing Services (5322, 5323, and 5324 only)</text:p>
          </table:table-cell>
          <table:table-cell office:value-type="string" calcext:value-type="string">
            <text:p>77 : Rental and leasing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Automotive Equipment Rental and Leasing</text:p>
          </table:table-cell>
          <table:table-cell/>
          <table:table-cell office:value-type="string" calcext:value-type="string">
            <text:p>771 : Renting and leasing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office:value-type="string" calcext:value-type="string">
            <text:p>Lessors of Nonfinancial Intangible Assets (except Copyrighted Works)</text:p>
          </table:table-cell>
          <table:table-cell/>
          <table:table-cell office:value-type="string" calcext:value-type="string">
            <text:p>774 : Leasing of intellectual property and similar products, except copyrighted wo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Legal Services</text:p>
          </table:table-cell>
          <table:table-cell/>
          <table:table-cell office:value-type="string" calcext:value-type="string">
            <text:p>691 : Leg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string" calcext:value-type="string">
            <text:p>Accounting, Tax Preparation, Bookkeeping, and Payroll Services</text:p>
          </table:table-cell>
          <table:table-cell/>
          <table:table-cell office:value-type="string" calcext:value-type="string">
            <text:p>692 : Accounting, bookkeeping and auditing activities; tax consulta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string" calcext:value-type="string">
            <text:p>Architectural, Engineering, and Related Services</text:p>
          </table:table-cell>
          <table:table-cell/>
          <table:table-cell office:value-type="string" calcext:value-type="string">
            <text:p>711 : Architectural and engineering activities and related technical consulta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string" calcext:value-type="string">
            <text:p>Specialized Design Services</text:p>
          </table:table-cell>
          <table:table-cell/>
          <table:table-cell office:value-type="string" calcext:value-type="string">
            <text:p>741 : Specialised desig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string" calcext:value-type="string">
            <text:p>Computer Systems Design and Related Services</text:p>
          </table:table-cell>
          <table:table-cell/>
          <table:table-cell office:value-type="string" calcext:value-type="string">
            <text:p>620 : Computer programming, consultancy and related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office:value-type="string" calcext:value-type="string">
            <text:p>Management, Scientific, and Technical Consulting Services</text:p>
          </table:table-cell>
          <table:table-cell/>
          <table:table-cell office:value-type="string" calcext:value-type="string">
            <text:p>702 : Management consultancy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office:value-type="string" calcext:value-type="string">
            <text:p>Scientific Research and Development Services</text:p>
          </table:table-cell>
          <table:table-cell/>
          <table:table-cell office:value-type="string" calcext:value-type="string">
            <text:p>721 : Research and experimental development on natural sciences and enginee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office:value-type="string" calcext:value-type="string">
            <text:p>Advertising, Public Relations, and Related Services</text:p>
          </table:table-cell>
          <table:table-cell/>
          <table:table-cell office:value-type="string" calcext:value-type="string">
            <text:p>731 : Advertis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office:value-type="string" calcext:value-type="string">
            <text:p>Other Professional, Scientific, and Technical Services</text:p>
          </table:table-cell>
          <table:table-cell office:value-type="string" calcext:value-type="string">
            <text:p>74 : Other professional, scientific and technical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Management of Companies and Enterprises</text:p>
          </table:table-cell>
          <table:table-cell/>
          <table:table-cell office:value-type="string" calcext:value-type="string">
            <text:p>701 : Activities of head offi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string" calcext:value-type="string">
            <text:p>Office Administrative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office:value-type="string" calcext:value-type="string">
            <text:p>Facilities Support Services</text:p>
          </table:table-cell>
          <table:table-cell/>
          <table:table-cell office:value-type="string" calcext:value-type="string">
            <text:p>811 : Combined facilities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office:value-type="string" calcext:value-type="string">
            <text:p>Employment Services</text:p>
          </table:table-cell>
          <table:table-cell/>
          <table:table-cell office:value-type="string" calcext:value-type="string">
            <text:p>781 : Activities of employment placement agenc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office:value-type="string" calcext:value-type="string">
            <text:p>Business Support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office:value-type="string" calcext:value-type="string">
            <text:p>Travel Arrangement and Reservation Services</text:p>
          </table:table-cell>
          <table:table-cell/>
          <table:table-cell office:value-type="string" calcext:value-type="string">
            <text:p>799 : Other reservation service and related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string" calcext:value-type="string">
            <text:p>Investigation and Security Services</text:p>
          </table:table-cell>
          <table:table-cell/>
          <table:table-cell office:value-type="string" calcext:value-type="string">
            <text:p>801 : Private security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office:value-type="string" calcext:value-type="string">
            <text:p>Services to Buildings and Dwellings</text:p>
          </table:table-cell>
          <table:table-cell/>
          <table:table-cell office:value-type="string" calcext:value-type="string">
            <text:p>812 : Clean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Other Support Services</text:p>
          </table:table-cell>
          <table:table-cell/>
          <table:table-cell office:value-type="string" calcext:value-type="string">
            <text:p>829 : Business support service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string" calcext:value-type="string">
            <text:p>Waste Collection</text:p>
          </table:table-cell>
          <table:table-cell/>
          <table:table-cell office:value-type="string" calcext:value-type="string">
            <text:p>381 : Waste col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office:value-type="string" calcext:value-type="string">
            <text:p>Waste Treatment and Disposal</text:p>
          </table:table-cell>
          <table:table-cell/>
          <table:table-cell office:value-type="string" calcext:value-type="string">
            <text:p>382 : Waste treatment and dispos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office:value-type="string" calcext:value-type="string">
            <text:p>Remediation and Other Waste Management Services</text:p>
          </table:table-cell>
          <table:table-cell/>
          <table:table-cell office:value-type="string" calcext:value-type="string">
            <text:p>390 : Remediation activities and other waste management servic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/>
          <table:table-cell office:value-type="string" calcext:value-type="string">
            <text:p>851 : Pre-primary educ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/>
          <table:table-cell office:value-type="string" calcext:value-type="string">
            <text:p>852 : Primary educ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 table:number-columns-repeated="2"/>
          <table:table-cell office:value-type="string" calcext:value-type="string">
            <text:p>8531 : General secondary education</text:p>
          </table:table-cell>
          <table:table-cell/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office:value-type="string" calcext:value-type="string">
            <text:p>Junior Colleges</text:p>
          </table:table-cell>
          <table:table-cell table:number-columns-repeated="2"/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office:value-type="string" calcext:value-type="string">
            <text:p>Colleges, Universities, and Professional Schools</text:p>
          </table:table-cell>
          <table:table-cell table:number-columns-repeated="2"/>
          <table:table-cell office:value-type="string" calcext:value-type="string">
            <text:p>8542 : Tertiary education</text:p>
          </table:table-cell>
          <table:table-cell/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Business Schools and Computer and Management Training</text:p>
          </table:table-cell>
          <table:table-cell table:number-columns-repeated="2"/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Technical and Trade Schools</text:p>
          </table:table-cell>
          <table:table-cell table:number-columns-repeated="2"/>
          <table:table-cell office:value-type="string" calcext:value-type="string">
            <text:p>8532 : Technical and vocational secondary education</text:p>
          </table:table-cell>
          <table:table-cell/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Other Schools and Instruction</text:p>
          </table:table-cell>
          <table:table-cell/>
          <table:table-cell office:value-type="string" calcext:value-type="string">
            <text:p>855 : Other educ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office:value-type="string" calcext:value-type="string">
            <text:p>Educational Support Services</text:p>
          </table:table-cell>
          <table:table-cell/>
          <table:table-cell office:value-type="string" calcext:value-type="string">
            <text:p>856 : Educational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Offices of Physicians</text:p>
          </table:table-cell>
          <table:table-cell table:number-columns-repeated="2"/>
          <table:table-cell office:value-type="string" calcext:value-type="string">
            <text:p>8621 : General medical practice activities</text:p>
          </table:table-cell>
          <table:table-cell/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string" calcext:value-type="string">
            <text:p>Offices of Dentists</text:p>
          </table:table-cell>
          <table:table-cell table:number-columns-repeated="2"/>
          <table:table-cell office:value-type="string" calcext:value-type="string">
            <text:p>8623 : Dental practice activities</text:p>
          </table:table-cell>
          <table:table-cell/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office:value-type="string" calcext:value-type="string">
            <text:p>Offices of Other Health Practitioner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office:value-type="string" calcext:value-type="string">
            <text:p>Outpatient Care Center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string" calcext:value-type="string">
            <text:p>Medical and Diagnostic Laboratori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office:value-type="string" calcext:value-type="string">
            <text:p>Home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string" calcext:value-type="string">
            <text:p>Other Ambulatory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office:value-type="string" calcext:value-type="string">
            <text:p>General Medical and Surgical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string" calcext:value-type="string">
            <text:p>Psychiatric and Substance Abuse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office:value-type="string" calcext:value-type="string">
            <text:p>Specialty (except Psychiatric and Substance Abuse)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office:value-type="string" calcext:value-type="string">
            <text:p>Nursing Care Facilities (Skilled Nursing Facilities)</text:p>
          </table:table-cell>
          <table:table-cell/>
          <table:table-cell office:value-type="string" calcext:value-type="string">
            <text:p>871 : Residential nursing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office:value-type="string" calcext:value-type="string">
            <text:p>Residential Intellectual and Developmental Disability, Mental Health, and Substance Abuse Facilities</text:p>
          </table:table-cell>
          <table:table-cell/>
          <table:table-cell office:value-type="string" calcext:value-type="string">
            <text:p>872 : Residential care activities for learning disabilities, mental health and substance abu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office:value-type="string" calcext:value-type="string">
            <text:p>Continuing Care Retirement Communities and Assisted Living Facilities for the Elderly</text:p>
          </table:table-cell>
          <table:table-cell/>
          <table:table-cell office:value-type="string" calcext:value-type="string">
            <text:p>873 : Residential care activities for the elderly and disabl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office:value-type="string" calcext:value-type="string">
            <text:p>Other Residential Care Facilities</text:p>
          </table:table-cell>
          <table:table-cell/>
          <table:table-cell office:value-type="string" calcext:value-type="string">
            <text:p>879 : Other residential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office:value-type="string" calcext:value-type="string">
            <text:p>Individual and Family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office:value-type="string" calcext:value-type="string">
            <text:p>Community Food and Housing, and Emergency and Other Relief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string" calcext:value-type="string">
            <text:p>Vocational Rehabilitation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office:value-type="string" calcext:value-type="string">
            <text:p>Child Day Care Services</text:p>
          </table:table-cell>
          <table:table-cell table:number-columns-repeated="2"/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string" calcext:value-type="string">
            <text:p>Performing Arts Companies</text:p>
          </table:table-cell>
          <table:table-cell table:number-columns-repeated="2"/>
          <table:table-cell office:value-type="string" calcext:value-type="string">
            <text:p>9001 : Performing arts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string" calcext:value-type="string">
            <text:p>Spectator Sport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string" calcext:value-type="string">
            <text:p>Promoters of Performing Arts, Sports, and Similar Event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office:value-type="string" calcext:value-type="string">
            <text:p>Agents and Managers for Artists, Athletes, Entertainers, and Other Public Figure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office:value-type="string" calcext:value-type="string">
            <text:p>Independent Artists, Writers, and Performer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string" calcext:value-type="string">
            <text:p>Museums, Historical Sites, and Similar Institutions</text:p>
          </table:table-cell>
          <table:table-cell/>
          <table:table-cell office:value-type="string" calcext:value-type="string">
            <text:p>910 : Libraries, archives, museums and other cultur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office:value-type="string" calcext:value-type="string">
            <text:p>Amusement Parks and Arcades</text:p>
          </table:table-cell>
          <table:table-cell/>
          <table:table-cell office:value-type="string" calcext:value-type="string">
            <text:p>932 : Amusement and recreatio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Gambling Industries</text:p>
          </table:table-cell>
          <table:table-cell office:value-type="string" calcext:value-type="string">
            <text:p>92 : Gambling and betting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office:value-type="string" calcext:value-type="string">
            <text:p>Other Amusement and Recreation Industries</text:p>
          </table:table-cell>
          <table:table-cell table:number-columns-repeated="2"/>
          <table:table-cell office:value-type="string" calcext:value-type="string">
            <text:p>9329 : Other amusement and recreation activities</text:p>
          </table:table-cell>
          <table:table-cell/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office:value-type="string" calcext:value-type="string">
            <text:p>Traveler Accommodation</text:p>
          </table:table-cell>
          <table:table-cell/>
          <table:table-cell office:value-type="string" calcext:value-type="string">
            <text:p>551 : Hotels and simila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office:value-type="string" calcext:value-type="string">
            <text:p>RV (Recreational Vehicle) Parks and Recreational Camps</text:p>
          </table:table-cell>
          <table:table-cell/>
          <table:table-cell office:value-type="string" calcext:value-type="string">
            <text:p>553 : Camping grounds, recreational vehicle parks and trailer pa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string" calcext:value-type="string">
            <text:p>Rooming and Boarding Houses</text:p>
          </table:table-cell>
          <table:table-cell/>
          <table:table-cell office:value-type="string" calcext:value-type="string">
            <text:p>559 : Othe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string" calcext:value-type="string">
            <text:p>Special Food Servi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office:value-type="string" calcext:value-type="string">
            <text:p>Drinking Places (Alcoholic Beverages)</text:p>
          </table:table-cell>
          <table:table-cell/>
          <table:table-cell office:value-type="string" calcext:value-type="string">
            <text:p>563 : Beverage serv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string" calcext:value-type="string">
            <text:p>Restaurants and Other Eating Pla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1" calcext:value-type="float">
            <text:p>8111</text:p>
          </table:table-cell>
          <table:table-cell office:value-type="string" calcext:value-type="string">
            <text:p>Automotive Repair and Maintenance</text:p>
          </table:table-cell>
          <table:table-cell/>
          <table:table-cell office:value-type="string" calcext:value-type="string">
            <text:p>452 : Maintenance and repair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string" calcext:value-type="string">
            <text:p>Electronic and Precision Equipment Repair and Maintenance</text:p>
          </table:table-cell>
          <table:table-cell table:number-columns-repeated="2"/>
          <table:table-cell office:value-type="string" calcext:value-type="string">
            <text:p>3313 : Repair of electronic and optical equipment</text:p>
          </table:table-cell>
          <table:table-cell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office:value-type="string" calcext:value-type="string">
            <text:p>Commercial and Industrial Machinery and Equipment (except Automotive and Electronic) Repair and Maintenance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4" calcext:value-type="float">
            <text:p>8114</text:p>
          </table:table-cell>
          <table:table-cell office:value-type="string" calcext:value-type="string">
            <text:p>Personal and Household Goods Repair and Maintenance</text:p>
          </table:table-cell>
          <table:table-cell/>
          <table:table-cell office:value-type="string" calcext:value-type="string">
            <text:p>952 : Repair of personal and household go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office:value-type="string" calcext:value-type="string">
            <text:p>Personal Care Services</text:p>
          </table:table-cell>
          <table:table-cell table:number-columns-repeated="2"/>
          <table:table-cell office:value-type="string" calcext:value-type="string">
            <text:p>9602 : Hairdressing and other beauty treatment</text:p>
          </table:table-cell>
          <table:table-cell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office:value-type="string" calcext:value-type="string">
            <text:p>Death Care Services</text:p>
          </table:table-cell>
          <table:table-cell table:number-columns-repeated="2"/>
          <table:table-cell office:value-type="string" calcext:value-type="string">
            <text:p>9603 : Funeral and related activities</text:p>
          </table:table-cell>
          <table:table-cell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string" calcext:value-type="string">
            <text:p>Drycleaning and Laundry Services</text:p>
          </table:table-cell>
          <table:table-cell table:number-columns-repeated="2"/>
          <table:table-cell office:value-type="string" calcext:value-type="string">
            <text:p>9601 : Washing and (dry-)cleaning of textile and fur products</text:p>
          </table:table-cell>
          <table:table-cell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office:value-type="string" calcext:value-type="string">
            <text:p>Other Personal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1" calcext:value-type="float">
            <text:p>8131</text:p>
          </table:table-cell>
          <table:table-cell office:value-type="string" calcext:value-type="string">
            <text:p>Religious Organizations</text:p>
          </table:table-cell>
          <table:table-cell table:number-columns-repeated="2"/>
          <table:table-cell office:value-type="string" calcext:value-type="string">
            <text:p>9491 : Activities of religious organisations</text:p>
          </table:table-cell>
          <table:table-cell/>
        </table:table-row>
        <table:table-row table:style-name="ro1">
          <table:table-cell/>
          <table:table-cell office:value-type="float" office:value="8132" calcext:value-type="float">
            <text:p>8132</text:p>
          </table:table-cell>
          <table:table-cell office:value-type="string" calcext:value-type="string">
            <text:p>Grantmaking and Giving Service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3" calcext:value-type="float">
            <text:p>8133</text:p>
          </table:table-cell>
          <table:table-cell office:value-type="string" calcext:value-type="string">
            <text:p>Social Advocacy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4" calcext:value-type="float">
            <text:p>8134</text:p>
          </table:table-cell>
          <table:table-cell office:value-type="string" calcext:value-type="string">
            <text:p>Civic and Social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office:value-type="string" calcext:value-type="string">
            <text:p>Business, Professional, Labor, Political, and Similar Organizations</text:p>
          </table:table-cell>
          <table:table-cell/>
          <table:table-cell office:value-type="string" calcext:value-type="string">
            <text:p>942 : Activities of trade un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office:value-type="string" calcext:value-type="string">
            <text:p>Federal Executive Branch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92" calcext:value-type="float">
            <text:p>9992</text:p>
          </table:table-cell>
          <table:table-cell office:value-type="string" calcext:value-type="string">
            <text:p>State Government, excluding schools and hospitals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 office:value-type="string" calcext:value-type="string">
            <text:p>Local Government, excluding schools and hospitals (OES Designation)</text:p>
          </table:table-cell>
          <table:table-cell office:value-type="string" calcext:value-type="string">
            <text:p>84 : Public administration and defence; compulsory social secur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8T16:24:14.563825461</dc:date>
    <meta:editing-duration>PT5H13M21S</meta:editing-duration>
    <meta:editing-cycles>121</meta:editing-cycles>
    <meta:generator>LibreOffice/7.3.7.2$Linux_X86_64 LibreOffice_project/30$Build-2</meta:generator>
    <meta:document-statistic meta:table-count="1" meta:cell-count="766" meta:object-count="0"/>
  </office:meta>
</office:document-meta>
</file>